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font-style="italic" style:font-style-asian="italic"/>
    </style:style>
    <style:style style:name="T2" style:family="text">
      <style:text-properties fo:color="#1155cc" fo:font-style="italic" style:text-underline-style="solid" style:text-underline-width="auto" style:text-underline-color="font-color" style:font-style-asian="italic"/>
    </style:style>
    <style:style style:name="T3"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dną z wielu dziedzin, w których manifestuje się aktywność fandomu, są gry komputerowe. Z pewnością większość z Was słyszała o takich tytułach jak <text:span text:style-name="T1">Fighting is Magic</text:span>, czy <text:span text:style-name="T1">Ashes of Equestria</text:span>. Jednak poza nimi istnieje masa innych, mniej znanych tworów, które często są zaskakująco wysokiej jakości i pozwalają miło spędzić kilkanaście minut lub kilka godzin. Ten artykuł jest pierwszym z serii, w której postaram się odnaleźć i przybliżyć Wam takie kucykowe growe perełki.</text:p>
      <text:p text:style-name="P1"/>
      <text:p text:style-name="P1"><text:a xlink:type="simple" xlink:href="http://www.gry.jeja.pl/29852,my-little-pony-oblezenie-canterlot.html" text:style-name="Internet_20_link" text:visited-style-name="Visited_20_Internet_20_Link"><text:span text:style-name="T2">Canterlot Siege 3</text:span></text:a></text:p>
      <text:p text:style-name="P1">Mamy tu do czynienia z, jak nietrudno się domyślić po tytule, tower defense. Bronimy więc naszej twierdzy przed nacierającymi kucykami, rozmieszczając na ich drodze “wieże”, których rolę pełnią serialowi złodupcy. Na pierwszy rzut oka nie wyróżnia się ona niczym szczególnym: tła, chociaż ręcznie rysowane, nie nawiązują w żaden sposób do serialu, a kucyki to po prostu sprite’y z Desktop Ponies, które były już użyte w zbyt wielu fandomowych grach. Plusem jest to, że każda z map ma inną ścieżkę dźwiękową. Jednak to, czego brakuje w grafice, gra nadrabia rozgrywką, która jest zaskakująco złożona, jak na tego rodzaju produkcję. Do wyboru mamy trzy kategorie postaci: niszczące, wspierające i “bossy”. Wśród niszczących są nie tylko zwykłe rozwalacze, ale też spowalniające czy osłabiające obronę przeciwników. Postacie wspierające zaś potrafią zwiększać zasięg, szybkostrzelność i siłę niszczycieli, a bossy to takie postacie, jak Nightmare Moon czy Discord. Można je ustawić na planszy tylko raz i dysponują one szczególnie silnymi atakami. Każda postać może w miarę zabijania wrogów podnosić swój poziom, co wzmacnia jej siłę, szybkość ataku, bądź efektywność zdolności specjalnych. Ponadto postaciom można przydzielać chwilowe wzmocnienia, które odblokowują się po pokonaniu kolejnych fal wrogów. Taka mnogość opcji w połączeniu z dość wysokim poziomem trudności i zróżnicowanymi falami przeciwników, wymagającymi odmiennych strategii, sprawia, że losowe rozstawianie obrońców na planszy prowadzi donikąd i nad z pozoru prostą grą trzeba się trochę nagłówkować. Mnie ona wciągnęła na zdecydowanie dłużej niż powinna.</text:p>
      <text:p text:style-name="P1"/>
      <text:p text:style-name="P1"><text:a xlink:type="simple" xlink:href="https://donitz.deviantart.com/art/Story-of-the-Blanks-216207954" text:style-name="Internet_20_link" text:visited-style-name="Visited_20_Internet_20_Link"><text:span text:style-name="T2">Story of the Blanks</text:span></text:a></text:p>
      <text:p text:style-name="P1">Jest to bardzo krótka gra, której przejście zajmie nie więcej niż 5-10 minut, ale moim zdaniem to perełka. Począwszy od grafiki wiernie naśladującej konsolę NES (włącznie z limitem ośmiu sprite’ów na linię) i spójnej z nią ośmiobitowej muzyki, przez prostą, ale sensowną i nawet całkiem tajemniczą, historię (Applebloom gubi się w lesie Everfree i spotyka… sami sprawdźcie, kogo), aż do całkiem solidnej mechaniki rozgrywki. </text:p>
      <text:p text:style-name="P1">Składa się ona tak naprawdę z trzech sekwencji: przygodowej, logicznej (tutaj plus za nawiązanie do Sokobana) i zręcznościowej. </text:p>
      <text:p text:style-name="P1"><text:span text:style-name="T1">Story of the Blanks</text:span> została zrobiona w ramach konkursu na Equestria Gaming, więc zapewne czas, w jakim powstała, był bardzo krótki. Tym bardziej zaskakuje to, jak wiele gry udało się zmieścić w raptem pięciu minutach rozgrywki i jak całość jest spójna pod względem prezentacji. Polecam nie tylko dla chwili kucykowej rozrywki, ale również jako przykład dobrego game designu.</text:p>
      <text:p text:style-name="P1"/>
      <text:p text:style-name="P1"><text:a xlink:type="simple" xlink:href="http://bullethellponies.blogspot.com/" text:style-name="Internet_20_link" text:visited-style-name="Visited_20_Internet_20_Link"><text:span text:style-name="T2">My Little Pony vs Starcraft</text:span></text:a></text:p>
      <text:p text:style-name="P1">Kolejna gra w niniejszym zestawieniu należy do gatunku bullet hell, i jak sugeruje tytuł, tym razem dzielne klacze z Mane 6 zmierzą się z inwazją Zergów ze Starcrafta. Jest to klasyczne shoot’em up, w którym widać inspirację Touhou, tylko że zamiast Reimu Hakurei czy Marisy Kirisame, do boju poprowadzimy Twilight Sparkle, Pinkie Pie i spółkę. Każda z klaczy dysponuje nieco innymi zdolnościami. I tak: Twilight strzela wielkimi fioletowymi kulami magii, Pinkie rozpryskującymi się na boki wisienkami, Fluttershy wypluwa z siebie chmurę motylków, Rarity nieco inaczej ukształtowaną chmurę diamentów, Rainbow Dash ma tęczowy laser, a Applejack, no cóż, jabłka. Kucyki mogą łapać powerupy, dzięki którym ich strzały zyskują większy promień rażenia oraz odzyskiwać energię, łapiąc szczątki zabitych wrogów. W trakcie gry można też zmienić kucyka, wykorzystując przepływające po ekranie bąbelki z uroczymi znaczkami, co jest przydatne, kiedy naszej aktualnej postaci kończy się życie.</text:p>
      <text:p text:style-name="P1">Gra jest szybka i dość trudna, ale wynagradza to malowniczymi sekwencjami przeciwników i urozmaiconymi tłami. Wrogie statki i ich strzały układają się na ekranie w barwną mozaikę geometrycznych wzorów, które przypominają kalejdoskop, zwłaszcza podczas walk z bossami. Jej mocną stroną jest też dynamiczna ścieżka dźwiękowa, składająca się z remiksów piosenek z serialu. Fabuła istnieje, ale należy ją traktować wyłącznie jako przerywnik komediowy.</text:p>
      <text:p text:style-name="P1">Nie jest to może jakiś szczególnie odkrywczy tytuł, ale z perspektywy niżej podpisanego, który istotną część swojego dzieciństwa spędził, demolując klawiaturę przy <text:span text:style-name="T1">Raptor: Call of the Shadows</text:span>, to po prostu solidny przedstawiciel swojego gatunku. Gra mogłaby być jednak nieco dłuższa.</text:p>
      <text:p text:style-name="P1"/>
      <text:p text:style-name="P1">okładka:</text:p>
      <text:p text:style-name="P1"><text:a xlink:type="simple" xlink:href="https://orig00.deviantart.net/f8e9/f/2015/058/9/2/ponies__luna_and_eqg_luna_by_hoyeechun-d8jrdio.png" text:style-name="Internet_20_link" text:visited-style-name="Visited_20_Internet_20_Link"><text:span text:style-name="T3">https://orig00.deviantart.net/f8e9/f/2015/058/9/2/ponies__luna_and_eqg_luna_by_hoyeechun-d8jrdio.png</text:span></text:a></text:p>
      <text:p text:style-name="P1"><text:a xlink:type="simple" xlink:href="https://hoyeechun.deviantart.com/art/ponies-luna-and-eqg-luna-516919344" text:style-name="Internet_20_link" text:visited-style-name="Visited_20_Internet_20_Link"><text:span text:style-name="T3">https://hoyeechun.deviantart.com/art/ponies-luna-and-eqg-luna-516919344</text:span></text:a></text:p>
      <text:p text:style-name="P1"/>
      <text:p text:style-name="P1"><text:a xlink:type="simple" xlink:href="http://puu.sh/zZMRX/5e1d05e6ae.png" text:style-name="Internet_20_link" text:visited-style-name="Visited_20_Internet_20_Link"><text:span text:style-name="T3">http://puu.sh/zZMRX/5e1d05e6ae.png</text:span></text:a></text:p>
      <text:p text:style-name="P1"><text:a xlink:type="simple" xlink:href="http://puu.sh/zZN8n/0e439ff3a2.png" text:style-name="Internet_20_link" text:visited-style-name="Visited_20_Internet_20_Link"><text:span text:style-name="T3">http://puu.sh/zZN8n/0e439ff3a2.png</text:span></text:a></text:p>
      <text:p text:style-name="P1"><text:a xlink:type="simple" xlink:href="https://puu.sh/zZMC5/23daab6c03.png" text:style-name="Internet_20_link" text:visited-style-name="Visited_20_Internet_20_Link"><text:span text:style-name="T3">https://puu.sh/zZMC5/23daab6c03.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707" meta:character-count="5076" meta:non-whitespace-character-count="4384"/>
    <meta:generator>LibreOfficeDev/5.1.0.3$Linux_X86_64 LibreOffice_project/</meta:generator>
  </office:meta>
</office:document-meta>
</file>